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36.09pt"/>
    </style:style>
    <style:style style:name="co3" style:family="table-column">
      <style:table-column-properties fo:break-before="auto" style:column-width="263.25pt"/>
    </style:style>
    <style:style style:name="co4" style:family="table-column">
      <style:table-column-properties fo:break-before="auto" style:column-width="249.36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Hoja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7" table:default-cell-style-name="Default"/>
        <table:table-row table:style-name="ro1">
          <table:table-cell table:style-name="ce1" office:value-type="string" calcext:value-type="string">
            <text:p>idCategory</text:p>
          </table:table-cell>
          <table:table-cell table:style-name="ce1" office:value-type="string" calcext:value-type="string">
            <text:p>nameCategory</text:p>
          </table:table-cell>
          <table:table-cell table:style-name="ce1" office:value-type="string" calcext:value-type="string">
            <text:p>idCategory</text:p>
          </table:table-cell>
          <table:table-cell table:style-name="ce1" office:value-type="string" calcext:value-type="string">
            <text:p>IdItem</text:p>
          </table:table-cell>
          <table:table-cell table:style-name="ce1" office:value-type="string" calcext:value-type="string">
            <text:p>nameItem</text:p>
          </table:table-cell>
          <table:table-cell table:style-name="ce1" office:value-type="string" calcext:value-type="string">
            <text:p>descriptionItem</text:p>
          </table:table-cell>
          <table:table-cell table:style-name="ce1" office:value-type="string" calcext:value-type="string">
            <text:p>link</text:p>
          </table:table-cell>
          <table:table-cell table:style-name="ce1" office:value-type="string" calcext:value-type="string">
            <text:p>Photo url</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Toys</text:p>
          </table:table-cell>
          <table:table-cell table:number-columns-repeated="2" table:style-name="ce1" office:value-type="float" office:value="1" calcext:value-type="float">
            <text:p>1</text:p>
          </table:table-cell>
          <table:table-cell table:style-name="ce1" office:value-type="string" calcext:value-type="string">
            <text:p>Tyco Muttator</text:p>
          </table:table-cell>
          <table:table-cell table:style-name="ce1" office:value-type="string" calcext:value-type="string">
            <text:p>The Mutator is a racing remote control toy car made by TYCO and was used by Alex Pruitt in Home Alone 3.</text:p>
          </table:table-cell>
          <table:table-cell table:style-name="ce2" office:value-type="string" calcext:value-type="string">
            <text:p><text:a xlink:href="https://homealone.fandom.com/wiki/TYCO_Mutator" xlink:type="simple">https://tycocollectors.com/product/1996-tyco-mutator/</text:a></text:p>
          </table:table-cell>
          <table:table-cell table:style-name="ce2" office:value-type="string" calcext:value-type="string">
            <text:p><text:a xlink:href="https://tycocollectors.com/wp-content/uploads/2022/05/2641-27_Tyco_Mutator9.6v_Better_Box-e1652509372660.jpg" xlink:type="simple">https://tycocollectors.com/wp-content/uploads/2022/05/2641-27_Tyco_Mutator9.6v_Better_Box-e1652509372660.jpg</text:a></text:p>
          </table:table-cell>
          <table:table-cell table:number-columns-repeated="1016"/>
        </table:table-row>
        <table:table-row table:style-name="ro1">
          <table:table-cell table:number-columns-repeated="2"/>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string" calcext:value-type="string">
            <text:p>Jupiter Robot</text:p>
          </table:table-cell>
          <table:table-cell table:style-name="ce1" office:value-type="string" calcext:value-type="string">
            <text:p>Jupiter Robot &amp; Saturn Robot by KAMCO - This is a 13-inch giant walking robot from the 1980s. Called the Jupiter Robot, it was made in China by KAMCO. Battery operated, it walks, the eyes light up and it has 4 spring-loaded shooting missiles. When operating the eyes flash, the robot walks, stops, and then a space scene scrolls across his “TV” screen.</text:p>
          </table:table-cell>
          <table:table-cell table:style-name="ce2" office:value-type="string" calcext:value-type="string">
            <text:p><text:a xlink:href="http://www.theoldrobots.com/SSaturn.html" xlink:type="simple">http://www.theoldrobots.com/SSaturn.html</text:a></text:p>
          </table:table-cell>
          <table:table-cell table:style-name="ce2" office:value-type="string" calcext:value-type="string">
            <text:p><text:a xlink:href="http://www.theoldrobots.com/images117/Saturn-s10.JPG" xlink:type="simple">http://www.theoldrobots.com/images117/Saturn-s10.JPG</text:a></text:p>
          </table:table-cell>
          <table:table-cell table:number-columns-repeated="1016"/>
        </table:table-row>
        <table:table-row table:style-name="ro1">
          <table:table-cell table:number-columns-repeated="2"/>
          <table:table-cell table:style-name="ce1" office:value-type="float" office:value="1" calcext:value-type="float">
            <text:p>1</text:p>
          </table:table-cell>
          <table:table-cell table:style-name="ce1" office:value-type="float" office:value="3" calcext:value-type="float">
            <text:p>3</text:p>
          </table:table-cell>
          <table:table-cell table:style-name="ce1" office:value-type="string" calcext:value-type="string">
            <text:p>View-Master</text:p>
          </table:table-cell>
          <table:table-cell table:style-name="ce1" office:value-type="string" calcext:value-type="string">
            <text:p>View-Master is the trademark name of a line of special-format stereoscopes and corresponding View-Master "reels", which are thin cardboard disks containing seven Stereoscopic 3-D pairs of small transparent color photographs on film.[1] It was originally manufactured and sold by Sawyer's.</text:p>
          </table:table-cell>
          <table:table-cell table:style-name="ce2" office:value-type="string" calcext:value-type="string">
            <text:p><text:a xlink:href="https://es.wikipedia.org/wiki/View-Master" xlink:type="simple">https://es.wikipedia.org/wiki/View-Master</text:a></text:p>
          </table:table-cell>
          <table:table-cell table:style-name="ce2" office:value-type="string" calcext:value-type="string">
            <text:p><text:a xlink:href="https://4.bp.blogspot.com/-P9MOdSGUhiQ/WqqXCedMZvI/AAAAAAAAEWA/hEmeAHUCf8Yhe6djS0a2Ec8Sw20CDvBJACLcBGAs/s640/View-Master%2BViewer%2BGAF%2Bmodel%2BL%2Bwith%2Breels.jpg" xlink:type="simple">https://4.bp.blogspot.com/-P9MOdSGUhiQ/WqqXCedMZvI/AAAAAAAAEWA/hEmeAHUCf8Yhe6djS0a2Ec8Sw20CDvBJACLcBGAs/s640/View-Master%2BViewer%2BGAF%2Bmodel%2BL%2Bwith%2Breels.jpg</text:a></text:p>
          </table:table-cell>
          <table:table-cell table:number-columns-repeated="1016"/>
        </table:table-row>
        <table:table-row table:style-name="ro2">
          <table:table-cell table:style-name="ce1" office:value-type="float" office:value="2" calcext:value-type="float">
            <text:p>2</text:p>
          </table:table-cell>
          <table:table-cell table:style-name="ce1" office:value-type="string" calcext:value-type="string">
            <text:p>Computers / consoles</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string" calcext:value-type="string">
            <text:p>IBM PS/1</text:p>
          </table:table-cell>
          <table:table-cell table:style-name="ce1" office:value-type="string" calcext:value-type="string">
            <text:p>The PS/1 line was created for new computer users and was sold in consumer electronics stores alongside comparable offerings from Compaq, Hewlett-Packard, Packard Bell, and others. American PS/1 models came with a modem installed so users could access online IBM help services, which were provided by partnerships with Prodigy and Quantum.</text:p>
            <text:p/>
          </table:table-cell>
          <table:table-cell table:style-name="ce2" office:value-type="string" calcext:value-type="string">
            <text:p><text:a xlink:href="https://en.wikipedia.org/wiki/IBM_PS/1" xlink:type="simple">https://en.wikipedia.org/wiki/IBM_PS/1</text:a></text:p>
          </table:table-cell>
          <table:table-cell table:style-name="ce2" office:value-type="string" calcext:value-type="string">
            <text:p><text:a xlink:href="https://ids.si.edu/ids/deliveryService?id=SIA-2006-23909&amp;max=1000" xlink:type="simple">https://ids.si.edu/ids/deliveryService?id=SIA-2006-23909&amp;max=1000</text:a></text:p>
          </table:table-cell>
          <table:table-cell table:number-columns-repeated="1016"/>
        </table:table-row>
        <table:table-row table:style-name="ro1">
          <table:table-cell table:number-columns-repeated="2"/>
          <table:table-cell table:style-name="ce1" office:value-type="float" office:value="2" calcext:value-type="float">
            <text:p>2</text:p>
          </table:table-cell>
          <table:table-cell table:style-name="ce1" office:value-type="float" office:value="5" calcext:value-type="float">
            <text:p>5</text:p>
          </table:table-cell>
          <table:table-cell table:style-name="ce1" office:value-type="string" calcext:value-type="string">
            <text:p>Atari 1040ST</text:p>
          </table:table-cell>
          <table:table-cell table:style-name="ce1" office:value-type="string" calcext:value-type="string">
            <text:p>The Atari ST is a line of personal computers from Atari Corporation and the successor to the Atari 8-bit family. The initial model, the Atari 520ST, had limited release in April–June 1985 and was widely available in July.</text:p>
          </table:table-cell>
          <table:table-cell table:style-name="ce2" office:value-type="string" calcext:value-type="string">
            <text:p><text:a xlink:href="https://en.wikipedia.org/wiki/Atari_ST" xlink:type="simple">https://en.wikipedia.org/wiki/Atari_ST</text:a></text:p>
          </table:table-cell>
          <table:table-cell table:style-name="ce2" office:value-type="string" calcext:value-type="string">
            <text:p><text:a xlink:href="https://upload.wikimedia.org/wikipedia/commons/3/39/Atari_1040STf.jpg" xlink:type="simple">https://upload.wikimedia.org/wikipedia/commons/3/39/Atari_1040STf.jpg</text:a></text:p>
          </table:table-cell>
          <table:table-cell table:number-columns-repeated="1016"/>
        </table:table-row>
        <table:table-row table:style-name="ro1">
          <table:table-cell table:number-columns-repeated="2"/>
          <table:table-cell table:style-name="ce1" office:value-type="float" office:value="2" calcext:value-type="float">
            <text:p>2</text:p>
          </table:table-cell>
          <table:table-cell table:style-name="ce1" office:value-type="float" office:value="6" calcext:value-type="float">
            <text:p>6</text:p>
          </table:table-cell>
          <table:table-cell table:style-name="ce1" office:value-type="string" calcext:value-type="string">
            <text:p>Commodore Amiga 500</text:p>
          </table:table-cell>
          <table:table-cell table:style-name="ce1" office:value-type="string" calcext:value-type="string">
            <text:p>The Amiga 500, also known as the A500, is the first low-end version of the Amiga home computer. It contains the same Motorola 68000 as the Amiga 1000, as well as the same graphics and sound coprocessors, but is in a smaller case similar to that of the Commodore 128.</text:p>
          </table:table-cell>
          <table:table-cell table:style-name="ce2" office:value-type="string" calcext:value-type="string">
            <text:p><text:a xlink:href="https://en.wikipedia.org/wiki/Amiga_500" xlink:type="simple">https://en.wikipedia.org/wiki/Amiga_500</text:a></text:p>
          </table:table-cell>
          <table:table-cell table:style-name="ce2" office:value-type="string" calcext:value-type="string">
            <text:p><text:a xlink:href="https://upload.wikimedia.org/wikipedia/commons/thumb/c/c3/Amiga500_system.jpg/1200px-Amiga500_system.jpg" xlink:type="simple">https://upload.wikimedia.org/wikipedia/commons/thumb/c/c3/Amiga500_system.jpg/1200px-Amiga500_system.jpg</text:a></text:p>
          </table:table-cell>
          <table:table-cell table:number-columns-repeated="1016"/>
        </table:table-row>
        <table:table-row table:style-name="ro1">
          <table:table-cell table:number-columns-repeated="2"/>
          <table:table-cell table:style-name="ce1" office:value-type="float" office:value="2" calcext:value-type="float">
            <text:p>2</text:p>
          </table:table-cell>
          <table:table-cell table:style-name="ce1" office:value-type="float" office:value="7" calcext:value-type="float">
            <text:p>7</text:p>
          </table:table-cell>
          <table:table-cell table:style-name="ce1" office:value-type="string" calcext:value-type="string">
            <text:p>Nintendo Family Computer</text:p>
          </table:table-cell>
          <table:table-cell table:style-name="ce1" office:value-type="string" calcext:value-type="string">
            <text:p>he Nintendo Entertainment System (NES) is an 8-bit third-generation home video game console produced by Nintendo. It was first released in Japan in 1983 as the Family Computer (FC), commonly known as the Famicom. The NES, a redesigned version, was released in American test markets on October 18, 1985, before becoming widely available in North America and other countries.</text:p>
          </table:table-cell>
          <table:table-cell table:style-name="ce2" office:value-type="string" calcext:value-type="string">
            <text:p><text:a xlink:href="https://en.wikipedia.org/wiki/Nintendo_Entertainment_System" xlink:type="simple">https://en.wikipedia.org/wiki/Nintendo_Entertainment_System</text:a></text:p>
          </table:table-cell>
          <table:table-cell table:style-name="ce2" office:value-type="string" calcext:value-type="string">
            <text:p><text:a xlink:href="https://scontent.fscl26-1.fna.fbcdn.net/v/t39.30808-6/229204437_3050575001847005_8756903308560357981_n.jpg?_nc_cat=107&amp;ccb=1-7&amp;_nc_sid=a26aad&amp;_nc_ohc=xfzn0Ww3B8EAX9UdXa4&amp;_nc_ht=scontent.fscl26-1.fna&amp;oh=00_AfC3Ub5ZWpCH9Yv7t5suiDiAG6lM9PrA87OU5d0ZCxIxBA&amp;oe=63B37564" xlink:type="simple">https://scontent.fscl26-1.fna.fbcdn.net/v/t39.30808-6/229204437_3050575001847005_8756903308560357981_n.jpg?_nc_cat=107&amp;ccb=1-7&amp;_nc_sid=a26aad&amp;_nc_ohc=xfzn0Ww3B8EAX9UdXa4&amp;_nc_ht=scontent.fscl26-1.fna&amp;oh=00_AfC3Ub5ZWpCH9Yv7t5suiDiAG6lM9PrA87OU5d0ZCxIxBA&amp;oe=63B37564</text:a></text:p>
          </table:table-cell>
          <table:table-cell table:number-columns-repeated="1016"/>
        </table:table-row>
        <table:table-row table:style-name="ro1">
          <table:table-cell table:number-columns-repeated="2"/>
          <table:table-cell table:style-name="ce1" office:value-type="float" office:value="2" calcext:value-type="float">
            <text:p>2</text:p>
          </table:table-cell>
          <table:table-cell table:style-name="ce1" office:value-type="float" office:value="8" calcext:value-type="float">
            <text:p>8</text:p>
          </table:table-cell>
          <table:table-cell table:style-name="ce1" office:value-type="string" calcext:value-type="string">
            <text:p>PlayStation</text:p>
          </table:table-cell>
          <table:table-cell table:style-name="ce1" office:value-type="string" calcext:value-type="string">
            <text:p>The original console in the series was the first console of any type to ship over 100 million units, doing so in under a decade.[2] Its successor, the PlayStation 2, was released in 2000. The PlayStation 2 is the best-selling home console to date, having reached over 155 million units sold by the end of 2012.[3] Sony's next console, the PlayStation 3, was released in 2006, selling over 87.4 million units by March 2017.[4] Sony's next console, the PlayStation 4, was released in 2013, selling a million units within a day, becoming the fastest selling console in history.[5] The latest console in the series, the PlayStation 5, was released in 2020[6] and sold 10 million units in its first 249 days, unseating its predecessor as the fastest-selling PlayStation console to-date.</text:p>
          </table:table-cell>
          <table:table-cell table:style-name="ce2" office:value-type="string" calcext:value-type="string">
            <text:p><text:a xlink:href="https://en.wikipedia.org/wiki/PlayStation" xlink:type="simple">https://en.wikipedia.org/wiki/PlayStation</text:a></text:p>
          </table:table-cell>
          <table:table-cell table:style-name="ce2" office:value-type="string" calcext:value-type="string">
            <text:p><text:a xlink:href="https://upload.wikimedia.org/wikipedia/commons/thumb/9/95/PSX-Console-wController.png/1200px-PSX-Console-wController.png" xlink:type="simple">https://upload.wikimedia.org/wikipedia/commons/thumb/9/95/PSX-Console-wController.png/1200px-PSX-Console-wController.png</text:a></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Books</text:p>
          </table:table-cell>
          <table:table-cell table:style-name="ce1" office:value-type="float" office:value="3" calcext:value-type="float">
            <text:p>3</text:p>
          </table:table-cell>
          <table:table-cell table:style-name="ce1" office:value-type="float" office:value="9" calcext:value-type="float">
            <text:p>9</text:p>
          </table:table-cell>
          <table:table-cell table:style-name="ce1" office:value-type="string" calcext:value-type="string">
            <text:p>Who moved my cheese?</text:p>
          </table:table-cell>
          <table:table-cell table:style-name="ce1" office:value-type="string" calcext:value-type="string">
            <text:p>Who Moved My Cheese? is a simple parable that reveals profound truths. It is an amusing and enlightening story of four characters who live in a "Maze" and look for "Cheese" to nourish them and make them happy.</text:p>
          </table:table-cell>
          <table:table-cell table:style-name="ce2" office:value-type="string" calcext:value-type="string">
            <text:p><text:a xlink:href="https://www.amazon.com/Moved-Cheese-Spencer-Johnson-M-D/dp/0743582853" xlink:type="simple">https://www.amazon.com/Moved-Cheese-Spencer-Johnson-M-D/dp/0743582853</text:a></text:p>
          </table:table-cell>
          <table:table-cell table:style-name="ce2" office:value-type="string" calcext:value-type="string">
            <text:p><text:a xlink:href="https://upload.wikimedia.org/wikipedia/en/thumb/8/88/WhoMovedMyCheeseCover.jpg/220px-WhoMovedMyCheeseCover.jpg" xlink:type="simple">https://upload.wikimedia.org/wikipedia/en/thumb/8/88/WhoMovedMyCheeseCover.jpg/220px-WhoMovedMyCheeseCover.jpg</text:a></text:p>
          </table:table-cell>
          <table:table-cell table:number-columns-repeated="1016"/>
        </table:table-row>
        <table:table-row table:style-name="ro1">
          <table:table-cell table:number-columns-repeated="2"/>
          <table:table-cell table:style-name="ce1" office:value-type="float" office:value="3" calcext:value-type="float">
            <text:p>3</text:p>
          </table:table-cell>
          <table:table-cell table:style-name="ce1" office:value-type="float" office:value="10" calcext:value-type="float">
            <text:p>10</text:p>
          </table:table-cell>
          <table:table-cell table:style-name="ce1" office:value-type="string" calcext:value-type="string">
            <text:p>Brave New World</text:p>
          </table:table-cell>
          <table:table-cell table:style-name="ce1" office:value-type="string" calcext:value-type="string">
            <text:p>Brave New World is a dystopian novel by English author Aldous Huxley, written in 1931 and published in 1932.[2] Largely set in a futuristic World State, whose citizens are environmentally engineered into an intelligence-based social hierarchy, the novel anticipates huge scientific advancements in reproductive technology, sleep-learning, psychological manipulation and classical conditioning that are combined to make a dystopian society which is challenged by only a single individual: the story's protagonist.</text:p>
          </table:table-cell>
          <table:table-cell table:style-name="ce2" office:value-type="string" calcext:value-type="string">
            <text:p><text:a xlink:href="https://www.amazon.com/Brave-New-World-Aldous-Huxley/dp/0060850523" xlink:type="simple">https://www.amazon.com/Brave-New-World-Aldous-Huxley/dp/0060850523</text:a></text:p>
          </table:table-cell>
          <table:table-cell table:style-name="ce2" office:value-type="string" calcext:value-type="string">
            <text:p><text:a xlink:href="https://upload.wikimedia.org/wikipedia/en/thumb/6/62/BraveNewWorld_FirstEdition.jpg/220px-BraveNewWorld_FirstEdition.jpg" xlink:type="simple">https://upload.wikimedia.org/wikipedia/en/thumb/6/62/BraveNewWorld_FirstEdition.jpg/220px-BraveNewWorld_FirstEdition.jpg</text:a></text:p>
          </table:table-cell>
          <table:table-cell table:number-columns-repeated="1016"/>
        </table:table-row>
        <table:table-row table:style-name="ro1">
          <table:table-cell table:number-columns-repeated="2"/>
          <table:table-cell table:style-name="ce1" office:value-type="float" office:value="3" calcext:value-type="float">
            <text:p>3</text:p>
          </table:table-cell>
          <table:table-cell table:style-name="ce1" office:value-type="float" office:value="11" calcext:value-type="float">
            <text:p>11</text:p>
          </table:table-cell>
          <table:table-cell table:style-name="ce1" office:value-type="string" calcext:value-type="string">
            <text:p>The Little Prince</text:p>
          </table:table-cell>
          <table:table-cell table:style-name="ce1" office:value-type="string" calcext:value-type="string">
            <text:p>A pilot crashes in the Sahara Desert and encounters a strange young boy who calls himself the Little Prince. The Little Prince has traveled there from his home on a lonely, distant asteroid with a single rose. The story that follows is a beautiful and at times heartbreaking meditation on human nature.</text:p>
          </table:table-cell>
          <table:table-cell table:style-name="ce2" office:value-type="string" calcext:value-type="string">
            <text:p><text:a xlink:href="https://www.amazon.com/-/es/Antoine-Saint-Exup%C3%A9ry/dp/0156012197" xlink:type="simple">https://www.amazon.com/-/es/Antoine-Saint-Exup%C3%A9ry/dp/0156012197</text:a></text:p>
          </table:table-cell>
          <table:table-cell table:style-name="ce2" office:value-type="string" calcext:value-type="string">
            <text:p><text:a xlink:href="https://upload.wikimedia.org/wikipedia/en/thumb/0/05/Littleprince.JPG/220px-Littleprince.JPG" xlink:type="simple">https://upload.wikimedia.org/wikipedia/en/thumb/0/05/Littleprince.JPG/220px-Littleprince.JPG</text:a></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Video Games</text:p>
          </table:table-cell>
          <table:table-cell table:style-name="ce1" office:value-type="float" office:value="4" calcext:value-type="float">
            <text:p>4</text:p>
          </table:table-cell>
          <table:table-cell table:style-name="ce1" office:value-type="float" office:value="12" calcext:value-type="float">
            <text:p>12</text:p>
          </table:table-cell>
          <table:table-cell table:style-name="ce1" office:value-type="string" calcext:value-type="string">
            <text:p>Doom</text:p>
          </table:table-cell>
          <table:table-cell table:style-name="ce1" office:value-type="string" calcext:value-type="string">
            <text:p>Doom is a 1993 first-person shooter (FPS) game developed by id Software for MS-DOS. Players assume the role of a space marine, popularly known as Doomguy, fighting their way through hordes of invading demons from hell. Id began developing Doom after the release of their previous FPS, Wolfenstein 3D (1992).</text:p>
          </table:table-cell>
          <table:table-cell table:style-name="ce2" office:value-type="string" calcext:value-type="string">
            <text:p><text:a xlink:href="https://en.wikipedia.org/wiki/Doom_(1993_video_game)" xlink:type="simple">https://en.wikipedia.org/wiki/Doom_(1993_video_game)</text:a></text:p>
          </table:table-cell>
          <table:table-cell table:style-name="ce2" office:value-type="string" calcext:value-type="string">
            <text:p><text:a xlink:href="https://static.doomworld.com/monthly_2017_12/IMG_20171221_215814-02.jpg.0e85c86543d8824903ac3aed2f0c801b.jpg" xlink:type="simple">https://static.doomworld.com/monthly_2017_12/IMG_20171221_215814-02.jpg.0e85c86543d8824903ac3aed2f0c801b.jpg</text:a></text:p>
          </table:table-cell>
          <table:table-cell table:number-columns-repeated="1016"/>
        </table:table-row>
        <table:table-row table:style-name="ro1">
          <table:table-cell table:number-columns-repeated="2"/>
          <table:table-cell table:style-name="ce1" office:value-type="float" office:value="4" calcext:value-type="float">
            <text:p>4</text:p>
          </table:table-cell>
          <table:table-cell table:style-name="ce1" office:value-type="float" office:value="13" calcext:value-type="float">
            <text:p>13</text:p>
          </table:table-cell>
          <table:table-cell table:style-name="ce1" office:value-type="string" calcext:value-type="string">
            <text:p>Donkey Kong</text:p>
          </table:table-cell>
          <table:table-cell table:style-name="ce1" office:value-type="string" calcext:value-type="string">
            <text:p>Donkey Kong[a] is a video game franchise created by Shigeru Miyamoto and owned by Nintendo. It follows the adventures of a gorilla named Donkey Kong and his clan of other apes and monkeys. The franchise primarily consists of platform games—originally single-screen action puzzle games and later side-scrolling platformers.</text:p>
          </table:table-cell>
          <table:table-cell table:style-name="ce2" office:value-type="string" calcext:value-type="string">
            <text:p><text:a xlink:href="https://en.wikipedia.org/wiki/Donkey_Kong#Arcade_series" xlink:type="simple">https://en.wikipedia.org/wiki/Donkey_Kong#Arcade_series</text:a></text:p>
          </table:table-cell>
          <table:table-cell table:style-name="ce2" office:value-type="string" calcext:value-type="string">
            <text:p><text:a xlink:href="https://images.crazygames.com/games/donkey-kong-returns/cover-1630234361535.png?auto=format%2Ccompress&amp;q=45&amp;cs=strip&amp;ch=DPR&amp;w=1200&amp;h=630&amp;fit=crop" xlink:type="simple">https://images.crazygames.com/games/donkey-kong-returns/cover-1630234361535.png?auto=format%2Ccompress&amp;q=45&amp;cs=strip&amp;ch=DPR&amp;w=1200&amp;h=630&amp;fit=crop</text:a></text:p>
          </table:table-cell>
          <table:table-cell table:number-columns-repeated="1016"/>
        </table:table-row>
        <table:table-row table:style-name="ro1">
          <table:table-cell table:number-columns-repeated="2"/>
          <table:table-cell table:style-name="ce1" office:value-type="float" office:value="4" calcext:value-type="float">
            <text:p>4</text:p>
          </table:table-cell>
          <table:table-cell table:style-name="ce1" office:value-type="float" office:value="14" calcext:value-type="float">
            <text:p>14</text:p>
          </table:table-cell>
          <table:table-cell table:style-name="ce1" office:value-type="string" calcext:value-type="string">
            <text:p>The Secret Of Monkey Island</text:p>
          </table:table-cell>
          <table:table-cell table:style-name="ce1" office:value-type="string" calcext:value-type="string">
            <text:p>The Secret of Monkey Island is a 1990 point-and-click graphic adventure game developed and published by Lucasfilm Games. It takes place in a fictional version of the Caribbean during the age of piracy. The player assumes the role of Guybrush Threepwood, a young man who dreams of becoming a pirate, and explores fictional islands while solving puzzles.</text:p>
          </table:table-cell>
          <table:table-cell table:style-name="ce2" office:value-type="string" calcext:value-type="string">
            <text:p><text:a xlink:href="https://store.steampowered.com/app/32360/The_Secret_of_Monkey_Island_Special_Edition/" xlink:type="simple">https://store.steampowered.com/app/32360/The_Secret_of_Monkey_Island_Special_Edition/</text:a></text:p>
          </table:table-cell>
          <table:table-cell table:style-name="ce2" office:value-type="string" calcext:value-type="string">
            <text:p><text:a xlink:href="https://assets-prd.ignimgs.com/2022/01/22/the-secret-of-monkey-island-button-edit-1642828515750.jpg" xlink:type="simple">https://assets-prd.ignimgs.com/2022/01/22/the-secret-of-monkey-island-button-edit-1642828515750.jpg</text:a></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Movies</text:p>
          </table:table-cell>
          <table:table-cell table:style-name="ce1" office:value-type="float" office:value="5" calcext:value-type="float">
            <text:p>5</text:p>
          </table:table-cell>
          <table:table-cell table:style-name="ce1" office:value-type="float" office:value="15" calcext:value-type="float">
            <text:p>15</text:p>
          </table:table-cell>
          <table:table-cell table:style-name="ce1" office:value-type="string" calcext:value-type="string">
            <text:p>Terminator 2</text:p>
          </table:table-cell>
          <table:table-cell table:style-name="ce1" office:value-type="string" calcext:value-type="string">
            <text:p>Terminator 2: Judgment Day[a] is a 1991 American science-fiction action film directed by James Cameron, who co-wrote the script with William Wisher. Starring Arnold Schwarzenegger, Linda Hamilton, Robert Patrick, and Edward Furlong, it is the sequel to The Terminator (1984) and is the second installment in the Terminator franchise. In its plot, the malevolent artificial intelligence Skynet sends a Terminator—a highly advanced killing machine—back in time to 1995 to kill the future leader of the human resistance John Connor when he is a child.</text:p>
          </table:table-cell>
          <table:table-cell table:style-name="ce2" office:value-type="string" calcext:value-type="string">
            <text:p><text:a xlink:href="https://www.imdb.com/title/tt0103064/" xlink:type="simple">https://www.imdb.com/title/tt0103064/</text:a></text:p>
          </table:table-cell>
          <table:table-cell table:style-name="ce2" office:value-type="string" calcext:value-type="string">
            <text:p><text:a xlink:href="https://pics.filmaffinity.com/Terminator_2_El_juicio_final-825143697-large.jpg" xlink:type="simple">https://www.mobygames.com/images/covers/l/217200-terminator-2-judgment-day-dos-front-cover.jpg</text:a></text:p>
          </table:table-cell>
          <table:table-cell table:number-columns-repeated="1016"/>
        </table:table-row>
        <table:table-row table:style-name="ro1">
          <table:table-cell table:number-columns-repeated="2"/>
          <table:table-cell table:style-name="ce1" office:value-type="float" office:value="5" calcext:value-type="float">
            <text:p>5</text:p>
          </table:table-cell>
          <table:table-cell table:style-name="ce1" office:value-type="float" office:value="16" calcext:value-type="float">
            <text:p>16</text:p>
          </table:table-cell>
          <table:table-cell table:style-name="ce1" office:value-type="string" calcext:value-type="string">
            <text:p>Home Alone</text:p>
          </table:table-cell>
          <table:table-cell table:style-name="ce1" office:value-type="string" calcext:value-type="string">
            <text:p>Home Alone is a 1990 American Christmas comedy film directed by Chris Columbus and written and produced by John Hughes. The first film in the Home Alone franchise, the film stars Macaulay Culkin, Joe Pesci, Daniel Stern, John Heard, and Catherine O'Hara. Culkin plays Kevin McCallister, a boy who defends his suburban Chicago home from burglars after his family accidentally leaves him behind on their Christmas vacation to Paris.</text:p>
          </table:table-cell>
          <table:table-cell table:style-name="ce2" office:value-type="string" calcext:value-type="string">
            <text:p><text:a xlink:href="https://www.imdb.com/title/tt0099785/" xlink:type="simple">https://www.imdb.com/title/tt0099785/</text:a></text:p>
          </table:table-cell>
          <table:table-cell table:style-name="ce2" office:value-type="string" calcext:value-type="string">
            <text:p><text:a xlink:href="https://m.media-amazon.com/images/W/WEBP_402378-T1/images/I/512QVB8ZTEL._SY445_.jpg" xlink:type="simple">https://m.media-amazon.com/images/W/WEBP_402378-T1/images/I/512QVB8ZTEL._SY445_.jpg</text:a></text:p>
          </table:table-cell>
          <table:table-cell table:number-columns-repeated="1016"/>
        </table:table-row>
        <table:table-row table:style-name="ro1">
          <table:table-cell table:number-columns-repeated="2"/>
          <table:table-cell table:style-name="ce1" office:value-type="float" office:value="5" calcext:value-type="float">
            <text:p>5</text:p>
          </table:table-cell>
          <table:table-cell table:style-name="ce1" office:value-type="float" office:value="17" calcext:value-type="float">
            <text:p>17</text:p>
          </table:table-cell>
          <table:table-cell table:style-name="ce1" office:value-type="string" calcext:value-type="string">
            <text:p>RoboCop</text:p>
          </table:table-cell>
          <table:table-cell table:style-name="ce1" office:value-type="string" calcext:value-type="string">
            <text:p>RoboCop is a 1987 American science fiction action film directed by Paul Verhoeven, with a screenplay by Edward Neumeier and Michael Miner. The film stars Peter Weller, Nancy Allen, Daniel O'Herlihy, Ronny Cox, Kurtwood Smith, and Miguel Ferrer. Set in a crime-ridden Detroit, in the near future, RoboCop centers on police officer Alex Murphy (Weller) who is murdered by a gang of criminals and subsequently revived by the megacorporation Omni Consumer Products as the cyborg law enforcer RoboCop. Unaware of his former life, RoboCop executes a brutal campaign against crime while coming to terms with the lingering fragments of his humanity.</text:p>
          </table:table-cell>
          <table:table-cell table:style-name="ce2" office:value-type="string" calcext:value-type="string">
            <text:p><text:a xlink:href="https://www.imdb.com/title/tt0093870/" xlink:type="simple">https://www.imdb.com/title/tt0093870/</text:a></text:p>
          </table:table-cell>
          <table:table-cell table:style-name="ce2" office:value-type="string" calcext:value-type="string">
            <text:p><text:a xlink:href="https://images-na.ssl-images-amazon.com/images/S/pv-target-images/d8ff1156f38bdbf23ae847eafa2526a6b7586162a68e692d75fd77a563878cc5._RI_V_TTW_.jpg" xlink:type="simple">https://images-na.ssl-images-amazon.com/images/S/pv-target-images/d8ff1156f38bdbf23ae847eafa2526a6b7586162a68e692d75fd77a563878cc5._RI_V_TTW_.jpg</text:a></text:p>
          </table:table-cell>
          <table:table-cell table:number-columns-repeated="1016"/>
        </table:table-row>
        <table:table-row table:style-name="ro1">
          <table:table-cell table:number-columns-repeated="2"/>
          <table:table-cell table:style-name="ce1" office:value-type="float" office:value="5" calcext:value-type="float">
            <text:p>5</text:p>
          </table:table-cell>
          <table:table-cell table:style-name="ce1" office:value-type="float" office:value="18" calcext:value-type="float">
            <text:p>18</text:p>
          </table:table-cell>
          <table:table-cell table:style-name="ce1" office:value-type="string" calcext:value-type="string">
            <text:p>Back To The Future</text:p>
          </table:table-cell>
          <table:table-cell table:style-name="ce1" office:value-type="string" calcext:value-type="string">
            <text:p>Back to the Future is a 1985 American science fiction film directed by Robert Zemeckis, and written by Zemeckis and Bob Gale. It stars Michael J. Fox, Christopher Lloyd, Lea Thompson, Crispin Glover, and Thomas F. Wilson. Set in 1985, the story follows Marty McFly (Fox), a teenager accidentally sent back to 1955 in a time-traveling DeLorean automobile built by his eccentric scientist friend Emmett "Doc" Brown (Lloyd). While in the past, Marty inadvertently prevents his future parents from falling in love—threatening his existence—and is forced to reconcile the pair and somehow get back to the future.</text:p>
          </table:table-cell>
          <table:table-cell table:style-name="ce2" office:value-type="string" calcext:value-type="string">
            <text:p><text:a xlink:href="https://www.imdb.com/title/tt0088763/" xlink:type="simple">https://www.imdb.com/title/tt0088763/</text:a></text:p>
          </table:table-cell>
          <table:table-cell table:style-name="ce2" office:value-type="string" calcext:value-type="string">
            <text:p><text:a xlink:href="https://m.media-amazon.com/images/M/MV5BZmU0M2Y1OGUtZjIxNi00ZjBkLTg1MjgtOWIyNThiZWIwYjRiXkEyXkFqcGdeQXVyMTQxNzMzNDI@._V1_.jpg" xlink:type="simple">https://m.media-amazon.com/images/M/MV5BZmU0M2Y1OGUtZjIxNi00ZjBkLTg1MjgtOWIyNThiZWIwYjRiXkEyXkFqcGdeQXVyMTQxNzMzNDI@._V1_.jpg</text:a></text:p>
          </table:table-cell>
          <table:table-cell table:number-columns-repeated="1016"/>
        </table:table-row>
        <table:table-row table:style-name="ro1">
          <table:table-cell table:number-columns-repeated="2"/>
          <table:table-cell table:style-name="ce1" office:value-type="float" office:value="5" calcext:value-type="float">
            <text:p>5</text:p>
          </table:table-cell>
          <table:table-cell table:style-name="ce1" office:value-type="float" office:value="19" calcext:value-type="float">
            <text:p>19</text:p>
          </table:table-cell>
          <table:table-cell table:style-name="ce1" office:value-type="string" calcext:value-type="string">
            <text:p>Alien</text:p>
          </table:table-cell>
          <table:table-cell table:style-name="ce1" office:value-type="string" calcext:value-type="string">
            <text:p>Alien is a 1979 science fiction horror film directed by Ridley Scott and written by Dan O'Bannon. Based on a story by O'Bannon and Ronald Shusett, it follows the crew of the commercial space tug Nostromo, who, after coming across a mysterious derelict spaceship on an undiscovered moon, find themselves up against an aggressive and deadly extraterrestrial set loose on the Nostromo. </text:p>
          </table:table-cell>
          <table:table-cell table:style-name="ce2" office:value-type="string" calcext:value-type="string">
            <text:p><text:a xlink:href="https://www.imdb.com/title/tt0078748/" xlink:type="simple">https://www.imdb.com/title/tt0078748/</text:a></text:p>
          </table:table-cell>
          <table:table-cell table:style-name="ce2" office:value-type="string" calcext:value-type="string">
            <text:p><text:a xlink:href="https://i.pinimg.com/originals/03/5a/1e/035a1e61ba9e4b1fd767bf8066c6f45e.jpg" xlink:type="simple">https://i.pinimg.com/originals/03/5a/1e/035a1e61ba9e4b1fd767bf8066c6f45e.jpg</text:a></text:p>
          </table:table-cell>
          <table:table-cell table:number-columns-repeated="1016"/>
        </table:table-row>
        <table:table-row table:style-name="ro3"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6.0.5.2$Linux_X86_64 LibreOffice_project/</meta:generator>
  </office:meta>
</office:document-meta>
</file>